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98in"/>
    </style:style>
    <style:style style:name="co2" style:family="table-column">
      <style:table-column-properties fo:break-before="auto" style:column-width="1.913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6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table:style-name="Default" office:value-type="string" calcext:value-type="string">
            <text:p>Item</text:p>
          </table:table-cell>
          <table:table-cell office:value-type="string" calcext:value-type="string">
            <text:p>Item Description</text:p>
          </table:table-cell>
          <table:table-cell office:value-type="string" calcext:value-type="string">
            <text:p>SKU</text:p>
          </table:table-cell>
          <table:table-cell table:style-name="Default" office:value-type="string" calcext:value-type="string">
            <text:p>Shopify Store Link</text:p>
          </table:table-cell>
        </table:table-row>
        <table:table-row table:style-name="ro2">
          <table:table-cell office:value-type="string" calcext:value-type="string">
            <text:p>Beyond Meat 2 lb. Plant-Based Vegan Ground Beyond Beef - 6/Case</text:p>
          </table:table-cell>
          <table:table-cell office:value-type="string" calcext:value-type="string">
            <text:p>Contains 100% no cows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<text:a xlink:href="https://govegify.com/products/beyond-meat-2-lb-plant-based-vegan-ground-beyond-beef-6-case" xlink:type="simple">https://govegify.com/products/beyond-meat-2-lb-plant-based-vegan-ground-beyond-beef-6-case</text:a></text:p>
          </table:table-cell>
        </table:table-row>
        <table:table-row table:style-name="ro3">
          <table:table-cell office:value-type="string" calcext:value-type="string">
            <text:p>Beyond Meat Burger Patty</text:p>
          </table:table-cell>
          <table:table-cell office:value-type="string" calcext:value-type="string">
            <text:p>Cows Approve</text:p>
          </table:table-cell>
          <table:table-cell office:value-type="float" office:value="6145615615" calcext:value-type="float">
            <text:p>6145615615</text:p>
          </table:table-cell>
          <table:table-cell office:value-type="string" calcext:value-type="string">
            <text:p><text:a xlink:href="https://govegify.com/products/beyond-meat-burger-patty" xlink:type="simple">https://govegify.com/products/beyond-meat-burger-patty</text:a></text:p>
          </table:table-cell>
        </table:table-row>
        <table:table-row table:style-name="ro2">
          <table:table-cell office:value-type="string" calcext:value-type="string">
            <text:p>GOOD PLANeT 5IB Vegan Mozzarella Cheese 4 Count</text:p>
          </table:table-cell>
          <table:table-cell office:value-type="string" calcext:value-type="string">
            <text:p>Moo</text:p>
          </table:table-cell>
          <table:table-cell office:value-type="float" office:value="1568156132" calcext:value-type="float">
            <text:p>1568156132</text:p>
          </table:table-cell>
          <table:table-cell office:value-type="string" calcext:value-type="string">
            <text:p><text:a xlink:href="https://govegify.com/products/good-planet-5ib-vegan-mozzarella-cheese-4-count" xlink:type="simple">https://govegify.com/products/good-planet-5ib-vegan-mozzarella-cheese-4-count</text:a></text:p>
          </table:table-cell>
        </table:table-row>
        <table:table-row table:style-name="ro4">
          <table:table-cell office:value-type="string" calcext:value-type="string">
            <text:p>GOOD PLANeT 1.5 ib American Cheese Slices</text:p>
          </table:table-cell>
          <table:table-cell office:value-type="string" calcext:value-type="string">
            <text:p>Moo, but in MURICA</text:p>
          </table:table-cell>
          <table:table-cell office:value-type="float" office:value="48156" calcext:value-type="float">
            <text:p>48156</text:p>
          </table:table-cell>
          <table:table-cell office:value-type="string" calcext:value-type="string">
            <text:p><text:a xlink:href="https://govegify.com/products/good-planet-1-5-ib-american-cheese-slices" xlink:type="simple">https://govegify.com/products/good-planet-1-5-ib-american-cheese-slices</text:a></text:p>
          </table:table-cell>
        </table:table-row>
        <table:table-row table:style-name="ro5">
          <table:table-cell office:value-type="string" calcext:value-type="string">
            <text:p>Hellmann's 1 Gallon Vegan Mayo 4Count</text:p>
          </table:table-cell>
          <table:table-cell office:value-type="string" calcext:value-type="string">
            <text:p>cant have a burger without it</text:p>
          </table:table-cell>
          <table:table-cell office:value-type="float" office:value="156132" calcext:value-type="float">
            <text:p>156132</text:p>
          </table:table-cell>
          <table:table-cell office:value-type="string" calcext:value-type="string">
            <text:p><text:a xlink:href="https://govegify.com/products/hellmanns-1-gallon-vegan-mayo-4count" xlink:type="simple">https://govegify.com/products/hellmanns-1-gallon-vegan-mayo-4count</text:a></text:p>
          </table:table-cell>
        </table:table-row>
        <table:table-row table:style-name="ro3">
          <table:table-cell office:value-type="string" calcext:value-type="string">
            <text:p>Beyond Meat Beef Crumble</text:p>
          </table:table-cell>
          <table:table-cell office:value-type="string" calcext:value-type="string">
            <text:p>Taco Tuesday</text:p>
          </table:table-cell>
          <table:table-cell office:value-type="float" office:value="156132374" calcext:value-type="float">
            <text:p>156132374</text:p>
          </table:table-cell>
          <table:table-cell office:value-type="string" calcext:value-type="string">
            <text:p><text:a xlink:href="https://govegify.com/products/beyond-meat-beef-crumble" xlink:type="simple">https://govegify.com/products/beyond-meat-beef-crumble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4T10:49:03.073722658</meta:creation-date>
    <meta:generator>LibreOffice/6.4.7.2$Linux_X86_64 LibreOffice_project/40$Build-2</meta:generator>
    <dc:date>2021-05-14T10:54:29.184420745</dc:date>
    <meta:editing-duration>PT5M25S</meta:editing-duration>
    <meta:editing-cycles>2</meta:editing-cycles>
    <meta:document-statistic meta:table-count="1" meta:cell-count="28" meta:object-count="0"/>
  </office:meta>
</office:document-meta>
</file>